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3mm"/>
    </style:style>
    <style:style style:name="co2" style:family="table-column">
      <style:table-column-properties fo:break-before="auto" style:column-width="280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ourier New" fo:font-size="12pt" style:font-size-asian="12pt" style:font-size-complex="12pt"/>
    </style:style>
    <style:style style:name="ce2" style:family="table-cell" style:parent-style-name="Default" style:data-style-name="N100">
      <style:text-properties style:font-name="Courier New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fs-clea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49428c2f40</text:p>
          </table:table-cell>
          <table:table-cell office:value-type="string" calcext:value-type="string">
            <text:p>files/frank70/Immagini CD/frank70-Hokulo - 2007 - Nick E Password [Cover PROVVISORIE]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17d56cbc4</text:p>
          </table:table-cell>
          <table:table-cell office:value-type="string" calcext:value-type="string">
            <text:p>files/frank70/Pre-release/frank70-Hokulo - 2007 - Nickname E Password (Hattrick Revisited)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39133ce6</text:p>
          </table:table-cell>
          <table:table-cell office:value-type="string" calcext:value-type="string">
            <text:p>files/frank70/Singoli e Inediti/frank70 - Singoli e Inediti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0ab7b7fb</text:p>
          </table:table-cell>
          <table:table-cell office:value-type="string" calcext:value-type="string">
            <text:p>files/frank70/frank70-Hokulo - 2007 - Nick E Password (Hattrick Revisited)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f5bde3eb</text:p>
          </table:table-cell>
          <table:table-cell office:value-type="string" calcext:value-type="string">
            <text:p>gallery/thumbsup.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da6fc82a</text:p>
          </table:table-cell>
          <table:table-cell office:value-type="string" calcext:value-type="string">
            <text:p>uploads/2008/05/custom-smilies12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5c9b84b4</text:p>
          </table:table-cell>
          <table:table-cell office:value-type="string" calcext:value-type="string">
            <text:p>uploads/2008/05/snitplus_smilies_pack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68b3d083b</text:p>
          </table:table-cell>
          <table:table-cell office:value-type="string" calcext:value-type="string">
            <text:p>uploads/2008/06/opponents_xp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468b6186</text:p>
          </table:table-cell>
          <table:table-cell office:value-type="string" calcext:value-type="string">
            <text:p>uploads/2009/03/hattrick-logos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896ef7e3</text:p>
          </table:table-cell>
          <table:table-cell office:value-type="string" calcext:value-type="string">
            <text:p>uploads/2009/03/quadruple-blue-mod-1_0_001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9881dadc</text:p>
          </table:table-cell>
          <table:table-cell office:value-type="string" calcext:value-type="string">
            <text:p>uploads/2009/03/quadruple-blue-mod-1_0_alpha1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beef82705</text:p>
          </table:table-cell>
          <table:table-cell office:value-type="string" calcext:value-type="string">
            <text:p>uploads/2009/03/quadruple-blue-mod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eada88885</text:p>
          </table:table-cell>
          <table:table-cell office:value-type="string" calcext:value-type="string">
            <text:p>uploads/2009/03/quadruple-blue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407cc74a</text:p>
          </table:table-cell>
          <table:table-cell office:value-type="string" calcext:value-type="string">
            <text:p>uploads/2009/04/pardus_quick_commands2_mod-centic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5814d06a8</text:p>
          </table:table-cell>
          <table:table-cell office:value-type="string" calcext:value-type="string">
            <text:p>uploads/2009/04/pardus_quick_commands_1-25-001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6584fbf8</text:p>
          </table:table-cell>
          <table:table-cell office:value-type="string" calcext:value-type="string">
            <text:p>uploads/2009/04/pardus_quick_commands_mod-centic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1a4e8b58</text:p>
          </table:table-cell>
          <table:table-cell office:value-type="string" calcext:value-type="string">
            <text:p>uploads/2009/05/FTSTrader-LLE_0-83-003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1d644752</text:p>
          </table:table-cell>
          <table:table-cell office:value-type="string" calcext:value-type="string">
            <text:p>uploads/2009/05/FTSTrader-LL_0-83-001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faaf201e</text:p>
          </table:table-cell>
          <table:table-cell office:value-type="string" calcext:value-type="string">
            <text:p>uploads/2009/05/FTSTrader-LL_0-83-002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6d206b45</text:p>
          </table:table-cell>
          <table:table-cell office:value-type="string" calcext:value-type="string">
            <text:p>uploads/2009/11/Halloween2008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d5cb84ff</text:p>
          </table:table-cell>
          <table:table-cell office:value-type="string" calcext:value-type="string">
            <text:p>uploads/2010/05/1024px-localizable-2.7.1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b48f85b</text:p>
          </table:table-cell>
          <table:table-cell office:value-type="string" calcext:value-type="string">
            <text:p>uploads/2010/05/1024px-localizable-2.7.1b0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e6667a90</text:p>
          </table:table-cell>
          <table:table-cell office:value-type="string" calcext:value-type="string">
            <text:p>uploads/2010/05/1024px-localizable-2.7.1b1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4465ad67</text:p>
          </table:table-cell>
          <table:table-cell office:value-type="string" calcext:value-type="string">
            <text:p>uploads/2010/05/1024px-localizable-2.7.1b2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a3f8b891</text:p>
          </table:table-cell>
          <table:table-cell office:value-type="string" calcext:value-type="string">
            <text:p>uploads/2010/05/1024px-localizable-2.7.1b3.zi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4074904e73</text:p>
          </table:table-cell>
          <table:table-cell office:value-type="string" calcext:value-type="string">
            <text:p>uploads/2010/05/1024px-localizable-2.7.1b4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755147725</text:p>
          </table:table-cell>
          <table:table-cell office:value-type="string" calcext:value-type="string">
            <text:p>uploads/2010/05/1024px-localizable-2.7.1b5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977bbfd61</text:p>
          </table:table-cell>
          <table:table-cell office:value-type="string" calcext:value-type="string">
            <text:p>uploads/2010/05/1024px-localizable-2.7.1b6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0ecb3f37</text:p>
          </table:table-cell>
          <table:table-cell office:value-type="string" calcext:value-type="string">
            <text:p>uploads/2010/05/wp-nova09_v1-0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6d956d046</text:p>
          </table:table-cell>
          <table:table-cell office:value-type="string" calcext:value-type="string">
            <text:p>uploads/2011/04/jasperf-OSTicket-Reloaded_lang_it_0.1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fd1afca0</text:p>
          </table:table-cell>
          <table:table-cell office:value-type="string" calcext:value-type="string">
            <text:p>uploads/2011/04/jasperf-OSTicket-Reloaded_lang_it_0.2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8545d462f</text:p>
          </table:table-cell>
          <table:table-cell office:value-type="string" calcext:value-type="string">
            <text:p>uploads/2011/04/jasperf-OSTicket-Reloaded_lang_it_0.3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2deb0d9cd</text:p>
          </table:table-cell>
          <table:table-cell office:value-type="string" calcext:value-type="string">
            <text:p>uploads/2011/04/jasperf-OSTicket-Reloaded_lang_it_1.0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8b529234</text:p>
          </table:table-cell>
          <table:table-cell office:value-type="string" calcext:value-type="string">
            <text:p>uploads/2011/04/jasperf-OSTicket-Reloaded_lang_it_1.1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598fdf431</text:p>
          </table:table-cell>
          <table:table-cell office:value-type="string" calcext:value-type="string">
            <text:p>uploads/2011/04/jasperf-OSTicket-Reloaded_lang_it_1.2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bdeb9808</text:p>
          </table:table-cell>
          <table:table-cell office:value-type="string" calcext:value-type="string">
            <text:p>uploads/2011/04/jasperf-OSTicket-Reloaded_lang_it_beta1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afacf6e0</text:p>
          </table:table-cell>
          <table:table-cell office:value-type="string" calcext:value-type="string">
            <text:p>uploads/2011/05/osticketplus_1.6.0_138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b38d3295</text:p>
          </table:table-cell>
          <table:table-cell office:value-type="string" calcext:value-type="string">
            <text:p>uploads/2011/05/osticketplus_1.6.0_139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514d3217d</text:p>
          </table:table-cell>
          <table:table-cell office:value-type="string" calcext:value-type="string">
            <text:p>uploads/2011/06/osticketplus_1.6.0_141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9587fcd0</text:p>
          </table:table-cell>
          <table:table-cell office:value-type="string" calcext:value-type="string">
            <text:p>uploads/2011/07/i18n_it-ready-to-use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21c17eff</text:p>
          </table:table-cell>
          <table:table-cell office:value-type="string" calcext:value-type="string">
            <text:p>uploads/2011/07/osticketplus_1.6.0_143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c7643422</text:p>
          </table:table-cell>
          <table:table-cell office:value-type="string" calcext:value-type="string">
            <text:p>uploads/2011/07/osticketplus_1.6.0_144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265b6eac4</text:p>
          </table:table-cell>
          <table:table-cell office:value-type="string" calcext:value-type="string">
            <text:p>uploads/2011/09/02-09-2011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bee4a29fb</text:p>
          </table:table-cell>
          <table:table-cell office:value-type="string" calcext:value-type="string">
            <text:p>uploads/2011/09/03-09-2011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e71d3b609</text:p>
          </table:table-cell>
          <table:table-cell office:value-type="string" calcext:value-type="string">
            <text:p>uploads/2012/03/it.lang3_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e0a6bcb4</text:p>
          </table:table-cell>
          <table:table-cell office:value-type="string" calcext:value-type="string">
            <text:p>uploads/2012/03/it.lang4_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154687fe</text:p>
          </table:table-cell>
          <table:table-cell office:value-type="string" calcext:value-type="string">
            <text:p>uploads/2012/03/osticketplus_1.6.0_rev3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e43b83c79</text:p>
          </table:table-cell>
          <table:table-cell office:value-type="string" calcext:value-type="string">
            <text:p>uploads/2012/04/PhoneHistory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e0e3a8f19</text:p>
          </table:table-cell>
          <table:table-cell office:value-type="string" calcext:value-type="string">
            <text:p>uploads/2012/09/PhoneHistory_rel_0.2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076d81e</text:p>
          </table:table-cell>
          <table:table-cell office:value-type="string" calcext:value-type="string">
            <text:p>uploads/2012/09/PhoneHistory_rel_0.3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3a4501d9</text:p>
          </table:table-cell>
          <table:table-cell office:value-type="string" calcext:value-type="string">
            <text:p>uploads/2013/01/android-mirror-logo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256ef8d77</text:p>
          </table:table-cell>
          <table:table-cell office:value-type="string" calcext:value-type="string">
            <text:p>uploads/2014/03/wp_wpb2d_excluded_files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2e35aed5</text:p>
          </table:table-cell>
          <table:table-cell office:value-type="string" calcext:value-type="string">
            <text:p>uploads/2014/08/1B-TOSHIBA-RAID-Virtual-Device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b6fa3c67</text:p>
          </table:table-cell>
          <table:table-cell office:value-type="string" calcext:value-type="string">
            <text:p>uploads/2014/08/2B-NVIDIA-GeForce-Go-6600-Update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ef9892171</text:p>
          </table:table-cell>
          <table:table-cell office:value-type="string" calcext:value-type="string">
            <text:p>uploads/2014/08/7-Bluetooth-Stack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abf21ea7</text:p>
          </table:table-cell>
          <table:table-cell office:value-type="string" calcext:value-type="string">
            <text:p>uploads/2017/09/css-share-buttons-inline-font-awesome.1.0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fc553248</text:p>
          </table:table-cell>
          <table:table-cell office:value-type="string" calcext:value-type="string">
            <text:p>uploads/2017/09/css-share-buttons.1.0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e1861e1a</text:p>
          </table:table-cell>
          <table:table-cell office:value-type="string" calcext:value-type="string">
            <text:p>uploads/basket-photo/Foto Lame/2004-2005/Lame2004-2005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0b11099f</text:p>
          </table:table-cell>
          <table:table-cell office:value-type="string" calcext:value-type="string">
            <text:p>uploads/basket-photo/Foto Lame/2006-2007/Lame2006-2007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04bf4706</text:p>
          </table:table-cell>
          <table:table-cell office:value-type="string" calcext:value-type="string">
            <text:p>uploads/basket-photo/Lame Basket PDM - AICS 2007/AICS_Primavera_2007_Seniores_Calendario.pd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638d6253</text:p>
          </table:table-cell>
          <table:table-cell office:value-type="string" calcext:value-type="string">
            <text:p>uploads/basket-photo/Lame Basket PDM - AICS 2007/AICS_Primavera_2007_Seniores_PR-03_LAME-ARGELATO.pd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154fd076a</text:p>
          </table:table-cell>
          <table:table-cell office:value-type="string" calcext:value-type="string">
            <text:p>uploads/basket-photo/Lame Basket PDM - AICS 2007/AICS_Primavera_2007_Seniores_PR-04_LAME-TEMA.pd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f2321d64</text:p>
          </table:table-cell>
          <table:table-cell office:value-type="string" calcext:value-type="string">
            <text:p>uploads/basket-photo/Lame Basket PDM - AICS 2007/AICS_Primavera_2007_Seniores_PR-11_NOVA-LAME.pdf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4712e29055</text:p>
          </table:table-cell>
          <table:table-cell office:value-type="string" calcext:value-type="string">
            <text:p>uploads/bestmp3guide/MP3byMydenCFG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cf0caf52a</text:p>
          </table:table-cell>
          <table:table-cell office:value-type="string" calcext:value-type="string">
            <text:p>uploads/bestmp3guide/eac09b4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5ae36088</text:p>
          </table:table-cell>
          <table:table-cell office:value-type="string" calcext:value-type="string">
            <text:p>uploads/bestmp3guide/lame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92878013</text:p>
          </table:table-cell>
          <table:table-cell office:value-type="string" calcext:value-type="string">
            <text:p>uploads/bestmp3guide/wnaspi32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f98f071e</text:p>
          </table:table-cell>
          <table:table-cell office:value-type="string" calcext:value-type="string">
            <text:p>uploads/mobiletheme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da5fb077</text:p>
          </table:table-cell>
          <table:table-cell office:value-type="string" calcext:value-type="string">
            <text:p>uploads/pdf/2019-05-05-nethserver-6-x-expanding-capacity-by-adding-two-new-disks-in-mirror.pd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e23ac2442</text:p>
          </table:table-cell>
          <table:table-cell office:value-type="string" calcext:value-type="string">
            <text:p>uploads/pdf/2019-06-11-nethserver-6-x-expanding-capacity-by-moving-ibay-to-two-new-disks-in-mirror.pd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87738b4df</text:p>
          </table:table-cell>
          <table:table-cell office:value-type="string" calcext:value-type="string">
            <text:p>uploads/socicon/_sources/128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9ba8ef95e</text:p>
          </table:table-cell>
          <table:table-cell office:value-type="string" calcext:value-type="string">
            <text:p>uploads/socicon/_sources/16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f5ed0c062</text:p>
          </table:table-cell>
          <table:table-cell office:value-type="string" calcext:value-type="string">
            <text:p>uploads/socicon/_sources/256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a5701e0b</text:p>
          </table:table-cell>
          <table:table-cell office:value-type="string" calcext:value-type="string">
            <text:p>uploads/socicon/_sources/32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e9c6c453</text:p>
          </table:table-cell>
          <table:table-cell office:value-type="string" calcext:value-type="string">
            <text:p>uploads/socicon/_sources/64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28ae33eb1</text:p>
          </table:table-cell>
          <table:table-cell office:value-type="string" calcext:value-type="string">
            <text:p>uploads/socicon/_sources/96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931ca315</text:p>
          </table:table-cell>
          <table:table-cell office:value-type="string" calcext:value-type="string">
            <text:p>uploads/socicon/_sources/socicon-font-v25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41c8e9b5</text:p>
          </table:table-cell>
          <table:table-cell office:value-type="string" calcext:value-type="string">
            <text:p>uploads/socicon/_sources/socicon-howto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ad6157c33</text:p>
          </table:table-cell>
          <table:table-cell office:value-type="string" calcext:value-type="string">
            <text:p>laragon/akismet.4.1.4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2543fba1</text:p>
          </table:table-cell>
          <table:table-cell office:value-type="string" calcext:value-type="string">
            <text:p>laragon/astra.2.3.4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abf817f4d</text:p>
          </table:table-cell>
          <table:table-cell office:value-type="string" calcext:value-type="string">
            <text:p>laragon/elementor.2.9.7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70d78379</text:p>
          </table:table-cell>
          <table:table-cell office:value-type="string" calcext:value-type="string">
            <text:p>laragon/generatepress.2.4.2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93533cce5</text:p>
          </table:table-cell>
          <table:table-cell office:value-type="string" calcext:value-type="string">
            <text:p>laragon/hello-elementor.2.2.2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d270c5c6</text:p>
          </table:table-cell>
          <table:table-cell office:value-type="string" calcext:value-type="string">
            <text:p>laragon/httpd-2.4.41-win64-VS16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bf0a1a040</text:p>
          </table:table-cell>
          <table:table-cell office:value-type="string" calcext:value-type="string">
            <text:p>laragon/laragon.7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29f04ae8</text:p>
          </table:table-cell>
          <table:table-cell office:value-type="string" calcext:value-type="string">
            <text:p>laragon/mariadb-10.4.12-winx64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47827112e</text:p>
          </table:table-cell>
          <table:table-cell office:value-type="string" calcext:value-type="string">
            <text:p>laragon/minimal-coming-soon-maintenance-mode.2.17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64ac2695c</text:p>
          </table:table-cell>
          <table:table-cell office:value-type="string" calcext:value-type="string">
            <text:p>laragon/mysql-5.7.29-winx64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36d107c57</text:p>
          </table:table-cell>
          <table:table-cell office:value-type="string" calcext:value-type="string">
            <text:p>laragon/mysql-8.0.19-winx64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1a90e07d</text:p>
          </table:table-cell>
          <table:table-cell office:value-type="string" calcext:value-type="string">
            <text:p>laragon/php-7.4.4-nts-Win32-vc15-x64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ea4f16ce</text:p>
          </table:table-cell>
          <table:table-cell office:value-type="string" calcext:value-type="string">
            <text:p>laragon/phpMyAdmin-5.0.2-all-languages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8c7484fd</text:p>
          </table:table-cell>
          <table:table-cell office:value-type="string" calcext:value-type="string">
            <text:p>laragon/static-html-output-plugin.6.6.7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b8c83d4a5</text:p>
          </table:table-cell>
          <table:table-cell office:value-type="string" calcext:value-type="string">
            <text:p>laragon/updraftplus.1.16.22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c7fc93ae</text:p>
          </table:table-cell>
          <table:table-cell office:value-type="string" calcext:value-type="string">
            <text:p>laragon/wordpress-5.3.2-it_IT-UncleDan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e97605a4</text:p>
          </table:table-cell>
          <table:table-cell office:value-type="string" calcext:value-type="string">
            <text:p>laragon/wordpress-5.3.2-it_IT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c7ea33cf</text:p>
          </table:table-cell>
          <table:table-cell office:value-type="string" calcext:value-type="string">
            <text:p>laragon/wordpress-5.3.2.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f34cd14b</text:p>
          </table:table-cell>
          <table:table-cell office:value-type="string" calcext:value-type="string">
            <text:p>laragon/wp-file-manager.zip</text:p>
          </table:table-cell>
          <table:table-cell table:number-columns-repeated="1022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02T14:33:13.442000000</dc:date>
    <meta:editing-duration>PT2M6S</meta:editing-duration>
    <meta:editing-cycles>1</meta:editing-cycles>
    <meta:document-statistic meta:table-count="1" meta:cell-count="194" meta:object-count="0"/>
    <meta:generator>LibreOffice/6.3.2.2$Windows_X86_64 LibreOffice_project/98b30e735bda24bc04ab42594c85f7fd8be07b9c</meta:generator>
  </office:meta>
</office:document-meta>
</file>